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Gargi" svg:font-family="Gargi" style:font-pitch="variable"/>
    <style:font-face style:name="Garuda" svg:font-family="Garuda" style:font-pitch="variable"/>
    <style:font-face style:name="Kalimati" svg:font-family="Kalimati" style:font-pitch="variable"/>
    <style:font-face style:name="aakar" svg:font-family="aakar" style:font-pitch="variable"/>
    <style:font-face style:name="FreeSerif" svg:font-family="Free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style:text-position="super 58%" officeooo:rsid="0041f710" officeooo:paragraph-rsid="0041f710"/>
    </style:style>
    <style:style style:name="P2" style:family="paragraph" style:parent-style-name="Standard">
      <style:paragraph-properties fo:text-align="start" style:justify-single-word="false"/>
      <style:text-properties fo:font-weight="bold" officeooo:rsid="00315790" officeooo:paragraph-rsid="00315790" style:font-weight-asian="bold" style:font-weight-complex="bold"/>
    </style:style>
    <style:style style:name="P3" style:family="paragraph" style:parent-style-name="Standard">
      <style:paragraph-properties fo:text-align="start" style:justify-single-word="false"/>
      <style:text-properties fo:font-weight="bold" officeooo:rsid="00448aee" officeooo:paragraph-rsid="00448aee" style:font-weight-asian="bold" style:font-weight-complex="bold"/>
    </style:style>
    <style:style style:name="P4" style:family="paragraph" style:parent-style-name="Standard">
      <style:paragraph-properties fo:text-align="start" style:justify-single-word="false"/>
      <style:text-properties fo:font-weight="normal" officeooo:rsid="0018eb17" officeooo:paragraph-rsid="00226668" style:font-weight-asian="normal" style:font-weight-complex="normal"/>
    </style:style>
    <style:style style:name="P5" style:family="paragraph" style:parent-style-name="Standard">
      <style:paragraph-properties fo:text-align="start" style:justify-single-word="false"/>
      <style:text-properties fo:font-weight="normal" officeooo:rsid="002396ac" officeooo:paragraph-rsid="002396ac" style:font-weight-asian="normal" style:font-weight-complex="normal"/>
    </style:style>
    <style:style style:name="P6" style:family="paragraph" style:parent-style-name="Standard">
      <style:paragraph-properties fo:text-align="start" style:justify-single-word="false"/>
      <style:text-properties fo:font-weight="normal" officeooo:rsid="003106d2" officeooo:paragraph-rsid="003106d2" style:font-weight-asian="normal" style:font-weight-complex="normal"/>
    </style:style>
    <style:style style:name="P7" style:family="paragraph" style:parent-style-name="Standard">
      <style:paragraph-properties fo:text-align="start" style:justify-single-word="false"/>
      <style:text-properties fo:font-weight="normal" officeooo:rsid="004dc449" officeooo:paragraph-rsid="004dc449" style:font-weight-asian="normal" style:font-weight-complex="normal"/>
    </style:style>
    <style:style style:name="P8" style:family="paragraph" style:parent-style-name="Standard">
      <style:paragraph-properties fo:text-align="start" style:justify-single-word="false"/>
      <style:text-properties fo:font-weight="normal" officeooo:rsid="004dcd63" officeooo:paragraph-rsid="004dcd63" style:font-weight-asian="normal" style:font-weight-complex="normal"/>
    </style:style>
    <style:style style:name="P9" style:family="paragraph" style:parent-style-name="Standard">
      <style:paragraph-properties fo:text-align="center" style:justify-single-word="false"/>
      <style:text-properties style:font-name="Liberation Serif" fo:font-weight="bold" officeooo:rsid="0018eb17" officeooo:paragraph-rsid="0018eb17" style:font-weight-asian="bold" style:font-weight-complex="bold"/>
    </style:style>
    <style:style style:name="P10" style:family="paragraph" style:parent-style-name="Standard">
      <style:paragraph-properties fo:text-align="start" style:justify-single-word="false"/>
      <style:text-properties style:font-name="Liberation Serif" fo:font-weight="bold" officeooo:rsid="001b3362" officeooo:paragraph-rsid="001b3362" style:font-weight-asian="bold" style:font-weight-complex="bold"/>
    </style:style>
    <style:style style:name="P11" style:family="paragraph" style:parent-style-name="Standard">
      <style:paragraph-properties fo:text-align="start" style:justify-single-word="false"/>
      <style:text-properties style:font-name="Liberation Serif" fo:font-weight="bold" officeooo:rsid="002bab49" officeooo:paragraph-rsid="002bab49" style:font-weight-asian="bold" style:font-weight-complex="bold"/>
    </style:style>
    <style:style style:name="P12" style:family="paragraph" style:parent-style-name="Standard">
      <style:paragraph-properties fo:text-align="start" style:justify-single-word="false"/>
      <style:text-properties style:font-name="Liberation Serif" fo:font-weight="bold" officeooo:rsid="003f09ef" officeooo:paragraph-rsid="003f09ef" style:font-weight-asian="bold" style:font-weight-complex="bold"/>
    </style:style>
    <style:style style:name="P13" style:family="paragraph" style:parent-style-name="Standard">
      <style:paragraph-properties fo:text-align="start" style:justify-single-word="false"/>
      <style:text-properties style:font-name="Liberation Serif" fo:font-weight="bold" officeooo:rsid="0020bc83" officeooo:paragraph-rsid="0020bc83" style:font-weight-asian="bold" style:font-weight-complex="bold"/>
    </style:style>
    <style:style style:name="P14" style:family="paragraph" style:parent-style-name="Standard">
      <style:paragraph-properties fo:text-align="center" style:justify-single-word="false"/>
      <style:text-properties style:font-name="Liberation Serif" officeooo:rsid="0018eb17" officeooo:paragraph-rsid="0018eb17"/>
    </style:style>
    <style:style style:name="P15" style:family="paragraph" style:parent-style-name="Standard">
      <style:paragraph-properties fo:text-align="start" style:justify-single-word="false"/>
      <style:text-properties style:font-name="Liberation Serif" officeooo:rsid="0018eb17" officeooo:paragraph-rsid="0020bc83"/>
    </style:style>
    <style:style style:name="P16" style:family="paragraph" style:parent-style-name="Standard">
      <style:paragraph-properties fo:text-align="start" style:justify-single-word="false"/>
      <style:text-properties style:font-name="Liberation Serif" officeooo:rsid="0018eb17" officeooo:paragraph-rsid="0041f710"/>
    </style:style>
    <style:style style:name="P17" style:family="paragraph" style:parent-style-name="Standard">
      <style:paragraph-properties fo:text-align="start" style:justify-single-word="false"/>
      <style:text-properties style:font-name="Liberation Serif" officeooo:rsid="0018eb17" officeooo:paragraph-rsid="0045f60b"/>
    </style:style>
    <style:style style:name="P18" style:family="paragraph" style:parent-style-name="Standard">
      <style:paragraph-properties fo:text-align="start" style:justify-single-word="false"/>
      <style:text-properties style:font-name="Liberation Serif" officeooo:rsid="0018eb17" officeooo:paragraph-rsid="0027936e"/>
    </style:style>
    <style:style style:name="P19" style:family="paragraph" style:parent-style-name="Standard">
      <style:paragraph-properties fo:text-align="start" style:justify-single-word="false"/>
      <style:text-properties style:font-name="Liberation Serif" officeooo:paragraph-rsid="003242e3"/>
    </style:style>
    <style:style style:name="P20" style:family="paragraph" style:parent-style-name="Standard">
      <style:paragraph-properties fo:text-align="start" style:justify-single-word="false"/>
      <style:text-properties style:font-name="Liberation Serif" fo:font-weight="normal" officeooo:rsid="0018eb17" officeooo:paragraph-rsid="00226668" style:font-weight-asian="normal" style:font-weight-complex="normal"/>
    </style:style>
    <style:style style:name="P21" style:family="paragraph" style:parent-style-name="Standard" style:master-page-name="">
      <loext:graphic-properties draw:fill="none"/>
      <style:paragraph-properties fo:margin-left="0.5in" fo:margin-right="0in" fo:text-align="start" style:justify-single-word="false" fo:text-indent="-0.5in" style:auto-text-indent="false" style:page-number="auto" fo:background-color="transparent"/>
      <style:text-properties fo:color="#000000" fo:font-weight="normal" officeooo:rsid="00315790" officeooo:paragraph-rsid="00315790" style:font-weight-asian="normal" style:font-weight-complex="normal"/>
    </style:style>
    <style:style style:name="T1" style:family="text">
      <style:text-properties officeooo:rsid="0018eb17"/>
    </style:style>
    <style:style style:name="T2" style:family="text">
      <style:text-properties officeooo:rsid="001a8fa8"/>
    </style:style>
    <style:style style:name="T3" style:family="text">
      <style:text-properties officeooo:rsid="00226668"/>
    </style:style>
    <style:style style:name="T4" style:family="text">
      <style:text-properties fo:font-style="italic"/>
    </style:style>
    <style:style style:name="T5" style:family="text">
      <style:text-properties fo:font-style="italic" officeooo:rsid="002bab49" style:font-style-asian="italic" style:font-style-complex="italic"/>
    </style:style>
    <style:style style:name="T6" style:family="text">
      <style:text-properties fo:font-style="italic" officeooo:rsid="0041f710" style:font-style-asian="italic" style:font-style-complex="italic"/>
    </style:style>
    <style:style style:name="T7" style:family="text">
      <style:text-properties fo:font-style="normal" officeooo:rsid="002bab49" style:font-style-asian="normal" style:font-style-complex="normal"/>
    </style:style>
    <style:style style:name="T8" style:family="text">
      <style:text-properties fo:font-style="normal" officeooo:rsid="0045b786" style:font-style-asian="normal" style:font-style-complex="normal"/>
    </style:style>
    <style:style style:name="T9" style:family="text">
      <style:text-properties fo:font-style="normal" officeooo:rsid="004847bf" style:font-style-asian="normal" style:font-style-complex="normal"/>
    </style:style>
    <style:style style:name="T10" style:family="text">
      <style:text-properties fo:font-style="normal" officeooo:rsid="0048e37c" style:font-style-asian="normal" style:font-style-complex="normal"/>
    </style:style>
    <style:style style:name="T11" style:family="text">
      <style:text-properties fo:font-style="normal" officeooo:rsid="004a8287" style:font-style-asian="normal" style:font-style-complex="normal"/>
    </style:style>
    <style:style style:name="T12" style:family="text">
      <style:text-properties fo:font-style="normal" officeooo:rsid="004b8fa1" style:font-style-asian="normal" style:font-style-complex="normal"/>
    </style:style>
    <style:style style:name="T13" style:family="text">
      <style:text-properties fo:font-style="normal" officeooo:rsid="004cc5fd" style:font-style-asian="normal" style:font-style-complex="normal"/>
    </style:style>
    <style:style style:name="T14" style:family="text">
      <style:text-properties fo:font-weight="normal" style:font-weight-asian="normal" style:font-weight-complex="normal"/>
    </style:style>
    <style:style style:name="T15" style:family="text">
      <style:text-properties fo:font-weight="normal" officeooo:rsid="002f0c07" style:font-weight-asian="normal" style:font-weight-complex="normal"/>
    </style:style>
    <style:style style:name="T16" style:family="text">
      <style:text-properties fo:font-weight="normal" officeooo:rsid="003242e3" style:font-weight-asian="normal" style:font-weight-complex="normal"/>
    </style:style>
    <style:style style:name="T17" style:family="text">
      <style:text-properties fo:font-weight="normal" officeooo:rsid="003359b0" style:font-weight-asian="normal" style:font-weight-complex="normal"/>
    </style:style>
    <style:style style:name="T18" style:family="text">
      <style:text-properties fo:font-weight="normal" officeooo:rsid="0036ee79" style:font-weight-asian="normal" style:font-weight-complex="normal"/>
    </style:style>
    <style:style style:name="T19" style:family="text">
      <style:text-properties fo:font-weight="normal" officeooo:rsid="0038c248" style:font-weight-asian="normal" style:font-weight-complex="normal"/>
    </style:style>
    <style:style style:name="T20" style:family="text">
      <style:text-properties fo:font-weight="normal" officeooo:rsid="00397d00" style:font-weight-asian="normal" style:font-weight-complex="normal"/>
    </style:style>
    <style:style style:name="T21" style:family="text">
      <style:text-properties fo:font-weight="normal" officeooo:rsid="003a95d8" style:font-weight-asian="normal" style:font-weight-complex="normal"/>
    </style:style>
    <style:style style:name="T22" style:family="text">
      <style:text-properties fo:font-weight="normal" officeooo:rsid="003c2aad" style:font-weight-asian="normal" style:font-weight-complex="normal"/>
    </style:style>
    <style:style style:name="T23" style:family="text">
      <style:text-properties fo:font-weight="normal" officeooo:rsid="003e8a8e" style:font-weight-asian="normal" style:font-weight-complex="normal"/>
    </style:style>
    <style:style style:name="T24" style:family="text">
      <style:text-properties fo:font-weight="normal" officeooo:rsid="003fd7b1" style:font-weight-asian="normal" style:font-weight-complex="normal"/>
    </style:style>
    <style:style style:name="T25" style:family="text">
      <style:text-properties fo:font-weight="normal" officeooo:rsid="004011e0" style:font-weight-asian="normal" style:font-weight-complex="normal"/>
    </style:style>
    <style:style style:name="T26" style:family="text">
      <style:text-properties fo:font-weight="normal" officeooo:rsid="0040bf36" style:font-weight-asian="normal" style:font-weight-complex="normal"/>
    </style:style>
    <style:style style:name="T27" style:family="text">
      <style:text-properties fo:font-weight="normal" officeooo:rsid="0041f3c5" style:font-weight-asian="normal" style:font-weight-complex="normal"/>
    </style:style>
    <style:style style:name="T28" style:family="text">
      <style:text-properties fo:font-weight="normal" officeooo:rsid="0041f710" style:font-weight-asian="normal" style:font-weight-complex="normal"/>
    </style:style>
    <style:style style:name="T29" style:family="text">
      <style:text-properties fo:color="#000000"/>
    </style:style>
    <style:style style:name="T30" style:family="text">
      <style:text-properties fo:color="#000000" fo:font-weight="normal" officeooo:rsid="00315790" style:font-weight-asian="normal" style:font-weight-complex="normal"/>
    </style:style>
    <style:style style:name="T31" style:family="text">
      <style:text-properties fo:color="#000000" fo:font-weight="normal" officeooo:rsid="0045f60b" style:font-weight-asian="normal" style:font-weight-complex="normal"/>
    </style:style>
    <style:style style:name="T32" style:family="text">
      <style:text-properties style:text-position="super 58%" officeooo:rsid="0041f710"/>
    </style:style>
    <style:style style:name="T33" style:family="text">
      <style:text-properties style:text-position="0% 100%"/>
    </style:style>
    <style:style style:name="T34" style:family="text">
      <style:text-properties style:text-position="0% 100%" officeooo:rsid="00448aee"/>
    </style:style>
    <style:style style:name="T35" style:family="text">
      <style:text-properties style:text-position="0% 100%" officeooo:rsid="004d950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roject Data Acquisition Report</text:p>
      <text:p text:style-name="P14"/>
      <text:p text:style-name="P10">Focus Area</text:p>
      <text:p text:style-name="P19"><text:span text:style-name="T1"><text:tab/>With my limited time on this earth, I strive to minimize human suffering and maximize human freedom, happiness, and health. <text:s/>With that in mind, I browsed available datasets on kaggle.com and found two that were interesting - the Human Freedom Index (HFI) and a suicide rates overview. <text:s/>These will help me investigate factors that contribute to a human’s freedom and its relationship to suicide, which could be a proxy for happiness and health as well. <text:s/>The HFI “presents a broad measure of human freedom”, or the absence of coercive constraint, for many countries around the globe representing 94% of the world’s population </text:span><text:bookmark text:name="js-intext-string-0"/><text:span text:style-name="T29">(Vásquez &amp; McMahon, 2020)</text:span><text:span text:style-name="T1">. <text:s/>I would like to join the HFI data to a suicides by country dataset to determine if there is any link between freedom, number of suicides, and a country’s gdp per capita and total population.</text:span></text:p>
      <text:p text:style-name="P15"/>
      <text:p text:style-name="P11">Initial Requirements</text:p>
      <text:p text:style-name="P11"><text:span text:style-name="T14"><text:tab/></text:span><text:span text:style-name="T15">To evaluate a country’s freedom, I will </text:span><text:span text:style-name="T16">look</text:span><text:span text:style-name="T18"> at</text:span><text:span text:style-name="T16"> input variables like HFI score, economic subscore, and the personal subscore by </text:span><text:span text:style-name="T19">year, region,</text:span><text:span text:style-name="T16"> and country. <text:s/></text:span><text:span text:style-name="T17">In the suicide dataset, I plan to use the variables country, year, </text:span><text:span text:style-name="T22">sex</text:span><text:span text:style-name="T17">, </text:span><text:span text:style-name="T18">suicides per one hundred thousand persons, and gdp per capita. <text:s/></text:span><text:span text:style-name="T20">With data that has measured freedom including subcategories, suicides, population, and gdp per capita, many questions can be explored. <text:s/>For this analysis, I’d like to answer if a country’s freedom, number of suicides, </text:span><text:span text:style-name="T21">and</text:span><text:span text:style-name="T20"> gdp per capita </text:span><text:span text:style-name="T21">are</text:span><text:span text:style-name="T20"> related, if a country’s population impacts its freedom, </text:span><text:span text:style-name="T21">if a country’s freedom for women is related to its female suicide rates, </text:span><text:span text:style-name="T20">and what are important factors in determining a high freedom country. <text:s/></text:span><text:span text:style-name="T23">Correlations between variables will be calculated to identify existing relationships and regression models will be employed to aid in finding key factors for countries with high freedom.</text:span></text:p>
      <text:p text:style-name="P11"><text:span text:style-name="T23"/></text:p>
      <text:p text:style-name="P12">Hypothesis</text:p>
      <text:p text:style-name="P12"><text:tab/><text:span text:style-name="T14">This is a topic where I am not very knowledgeable, but some educated guesses can be made to opine about the direction of the above relationships. <text:s/></text:span><text:span text:style-name="T24">Specifically, I believe that female suicide rates is inversely correlated to women’s freedom, that is </text:span><text:span text:style-name="T25">female </text:span><text:span text:style-name="T24">suicide rates should decline with increasing </text:span><text:span text:style-name="T25">women’s </text:span><text:span text:style-name="T24">freedom in a country. <text:s/></text:span><text:span text:style-name="T26">With lower confidence, I also posit that countries with smaller populations tend to be more free. <text:s/></text:span><text:span text:style-name="T27">Both of these hypotheses can be tested with simple linear regression model</text:span><text:span text:style-name="T28">s</text:span><text:span text:style-name="T27"> since the input and output variables are numerical, but more complex models may be employed if too many assumptions are violated.</text:span></text:p>
      <text:p text:style-name="P15"/>
      <text:p text:style-name="P13">Data <text:span text:style-name="T3">Sources</text:span></text:p>
      <text:p text:style-name="P16"><text:span text:style-name="T2"><text:tab/>Both the HFI and suicide rates datasets have indexes of year and country tied to numerical measures like freedom indicators across many categories and population and suicide counts, respectively. <text:s/>HFI also groups the countries by global region, while suicides are further broken down by sex and age. <text:s/></text:span></text:p>
      <text:p text:style-name="P17"><text:span text:style-name="T2"><text:tab/></text:span><text:span text:style-name="T6">HFI data. <text:s/></text:span><text:span text:style-name="T2">The HFI dataset has a total of 123 columns and 1,458 rows and covers the time period 2008 to 2018 for 162 unique countries. <text:s/>The majority of columns are from the 76 numerical indicators and their category subtotals that average together to create each country’s freedom score. <text:s/>HFI contains 4 categorical variables – year, ISO_code (country abbreviation), country name, and region. <text:s/>Each of the 76 indicators are rated on a scale of 0 - 10 with 10 representing the most freedom with subtotals for the individual categories</text:span><text:span text:style-name="T32">1</text:span><text:span text:style-name="T2">. <text:s/>The numerical columns have varying degrees of missing values, but are especially pronounced in </text:span><text:soft-page-break/><text:span text:style-name="T2">the categories rule of law, inheritance rights, freedom to establish/operate religious organizations, and freedom to establish/operate political parties. <text:s/>Since the HFI report was compiled by two large American institutes, the data seems to be high quality, on consistent scales, but with some missing data. <text:s/>The referenced report from </text:span><text:span text:style-name="T30">Vásquez </text:span><text:span text:style-name="T31">and McMahon is quite long and contains the index context, detailed column descriptions, and many tables and graphics for regions across the globe. <text:s/></text:span><text:span text:style-name="T2">The HFI dataset can be joined with the second suicide dataset on the country and year variables so that records can be matched up appropriately, though issues may occur as the suicide dataset has collected data from fewer countries.</text:span></text:p>
      <text:p text:style-name="P18"><text:tab/><text:span text:style-name="T5">Suicide data.</text:span><text:span text:style-name="T7"> <text:s/>This dataset has 12 columns and 27,820 rows </text:span><text:span text:style-name="T8">and covers the years 1985 to 2016 for 101 countries</text:span><text:span text:style-name="T7">. <text:s/></text:span><text:span text:style-name="T8">From kaggle’s convenient map of the country column, much of the suicide data from African, Asian, and Middle Eastern countries is not included in this dataset. <text:s/></text:span><text:span text:style-name="T9">While this will hamper comparison between freedom and suicide rates for some countries in those regions, I think there is sufficient overlap in the remaining countries to facilitate a satisfactory analysis. <text:s/></text:span><text:span text:style-name="T10">Among the columns, 6 are categorical – year, country, sex, age category, country_year, and generation. <text:s/>The remaining 6 columns are numerical – suicide counts, population, suicides per one hundred thousand persons, human development index (HDI), gdp for year, and gdp per capita. <text:s/>All columns are complete – no missing data – except for the HDI column where 70% of the values are missing. <text:s/></text:span><text:span text:style-name="T11">The metadata states that it is a compiled dataset combining four other datasets from the likes of the United Nations Development Program, World Bank, kaggle.com, and World Health Organization. <text:s/>I don’t have a good reason not to trust the data published by these organizations, so I believe this suicide dataset to be of good quality and valid</text:span><text:span text:style-name="T12">ity</text:span><text:span text:style-name="T11">. <text:s/></text:span><text:span text:style-name="T13">The kaggle source page is lacking column descriptions, but all except HDI were fairly self-explanatory. <text:s/>The suicide rates and global domestic product (gdp) have already been scaled by each country’s population, making for easy comparison among countries.</text:span></text:p>
      <text:p text:style-name="P15"/>
      <text:p text:style-name="P15"/>
      <text:p text:style-name="P20"><text:span text:style-name="T2">Initially, my hypotheses are that a country that is more free will have fewer suicides per one hundred thousand persons and a smaller population, though my confidence in the former is stronger than the latter. <text:s/>I’m not sure that a country’s population has much effect on its freedom as small and big countries can be tyrannical and conversely very free. <text:s/></text:span></text:p>
      <text:p text:style-name="P4"/>
      <text:p text:style-name="P4"/>
      <text:p text:style-name="P2">References</text:p>
      <text:p text:style-name="P21"><text:bookmark text:name="js-reference-string-0"/>Vásquez, I., &amp; McMahon, F. (2020). <text:span text:style-name="T4">the Human Freedom Index 2020</text:span>. CATO and Fraser Institutes. Retrieved from https://www.cato.org/sites/cato.org/files/2021-03/human-freedom-index-2020.pdf</text:p>
      <text:p text:style-name="P7">(kaggle suicide rates reference)</text:p>
      <text:p text:style-name="P8">(HDI reference)</text:p>
      <text:p text:style-name="P8">(R reference)</text:p>
      <text:p text:style-name="P3"/>
      <text:p text:style-name="P4"/>
      <text:p text:style-name="P4"/>
      <text:p text:style-name="P5">Prof notes from Sync meeting:</text:p>
      <text:p text:style-name="P6">start report 2 with a short synopsis of the topic, what you’re trying to accomplish. Rehash what the topic is before talking about data cleaning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Gargi" svg:font-family="Gargi" style:font-pitch="variable"/>
    <style:font-face style:name="Garuda" svg:font-family="Garuda" style:font-pitch="variable"/>
    <style:font-face style:name="Kalimati" svg:font-family="Kalimati" style:font-pitch="variable"/>
    <style:font-face style:name="aakar" svg:font-family="aakar" style:font-pitch="variable"/>
    <style:font-face style:name="FreeSerif" svg:font-family="Free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text-position="super 58%" officeooo:rsid="0041f710" officeooo:paragraph-rsid="0041f710"/>
    </style:style>
    <style:style style:name="MT1" style:family="text">
      <style:text-properties style:text-position="0% 100%"/>
    </style:style>
    <style:style style:name="MT2" style:family="text">
      <style:text-properties style:text-position="0% 100%" officeooo:rsid="00448aee"/>
    </style:style>
    <style:style style:name="MT3" style:family="text">
      <style:text-properties style:text-position="0% 100%" officeooo:rsid="004d9503"/>
    </style:style>
    <style:page-layout style:name="Mpm1">
      <style:page-layout-properties fo:page-width="8.2701in" fo:page-height="11.6902in" style:num-format="1" style:print-orientation="portrait" fo:margin-top="1in" fo:margin-bottom="1in" fo:margin-left="1in" fo:margin-right="1in" fo:background-color="transparent" style:writing-mode="lr-tb" draw:fill="non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office:automatic-styles>
  <office:master-styles>
    <style:master-page style:name="Standard" style:page-layout-name="Mpm1">
      <style:footer>
        <text:p text:style-name="MP1"><text:span text:style-name="MT1"/></text:p>
      </style:footer>
      <loext:footer-first>
        <text:p text:style-name="MP1">1<text:span text:style-name="MT1">See </text:span><text:span text:style-name="MT2">page 15 in the HFI 2020 report </text:span><text:span text:style-name="MT1">for the structure </text:span><text:span text:style-name="MT3">and </text:span><text:span text:style-name="MT1">categories of the HFI data</text:span></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28T14:50:41.365226686</meta:creation-date>
    <dc:date>2021-10-28T22:10:48.059627017</dc:date>
    <meta:editing-duration>PT2H26M28S</meta:editing-duration>
    <meta:editing-cycles>50</meta:editing-cycles>
    <meta:generator>LibreOffice/6.1.5.2$Linux_X86_64 LibreOffice_project/10$Build-2</meta:generator>
    <meta:document-statistic meta:table-count="0" meta:image-count="0" meta:object-count="0" meta:page-count="2" meta:paragraph-count="20" meta:word-count="1024" meta:character-count="6491" meta:non-whitespace-character-count="5441"/>
  </office:meta>
</office:document-meta>
</file>